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raseQuery.Phras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raseQuery.toString( String f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hraseWeight.normalize( float query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hraseQuery.getSl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raseQuery.extractTerms( Set query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raseQuery.setSlop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rase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hraseQuery.add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hraseWeight.Phras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hraseQuer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hraseWeigh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rase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rase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rase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hraseQuery.getPos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hraseQuery.createWeight( Searcher sear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hraseQuery.add( Term term , int pos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hraseWeight.scorer( IndexReader r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hraseQuery.get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raseWeight.explain( IndexReader reader , int do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